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3ca" officeooo:paragraph-rsid="0015c3ca"/>
    </style:style>
    <style:style style:name="P2" style:family="paragraph" style:parent-style-name="Standard">
      <style:text-properties officeooo:rsid="0015c3ca" officeooo:paragraph-rsid="0015c3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6ee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NMD324: Elliot Chandler (Wallace) — </text:span><text:span text:style-name="T1">Birdman</text:span> favorite frame</text:p>
      <text:p text:style-name="P1"/>
      <text:p text:style-name="P1"/>
      <text:p text:style-name="P1"/>
      <text:p text:style-name="P1"/>
      <text:p text:style-name="P1"/>
      <text:p text:style-name="P1">My favorite frame in <text:span text:style-name="T1">Birdman</text:span><text:span text:style-name="T2"> is the one pictured above, which is one of the shots used to transition between scenes. I find it very effective because it creates an evocative and intense environ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3:23.871435049</meta:creation-date>
    <meta:generator>LibreOffice/5.2.7.2$Linux_X86_64 LibreOffice_project/20m0$Build-2</meta:generator>
    <dc:date>2017-12-04T20:01:37.152259601</dc:date>
    <meta:editing-duration>PT1M22S</meta:editing-duration>
    <meta:editing-cycles>2</meta:editing-cycles>
    <meta:document-statistic meta:table-count="0" meta:image-count="0" meta:object-count="0" meta:page-count="1" meta:paragraph-count="2" meta:word-count="41" meta:character-count="255" meta:non-whitespace-character-count="215"/>
  </office:meta>
</office:document-meta>
</file>